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Inconsolata1" svg:font-family="Inconsolata" style:font-pitch="fixed"/>
    <style:font-face style:name="Inconsolata" svg:font-family="Inconsolata" style:font-adornments="Regular"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automatic-styles>
    <style:style style:name="P1" style:family="paragraph" style:parent-style-name="Header">
      <style:text-properties style:font-name="Times New Roman2" fo:font-size="11pt" style:font-size-asian="11pt" style:font-size-complex="11pt"/>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end" style:justify-single-word="false"/>
    </style:style>
    <style:style style:name="P4" style:family="paragraph" style:parent-style-name="Project_20_Subheading">
      <style:paragraph-properties fo:line-height="150%"/>
      <style:text-properties fo:font-size="14pt" style:font-size-asian="12.25pt" style:font-size-complex="14pt"/>
    </style:style>
    <style:style style:name="P5" style:family="paragraph" style:parent-style-name="Project_20_Subheading">
      <style:paragraph-properties fo:line-height="150%"/>
    </style:style>
    <style:style style:name="P6" style:family="paragraph" style:parent-style-name="Project_20_Heading">
      <style:paragraph-properties fo:line-height="150%"/>
    </style:style>
    <style:style style:name="P7" style:family="paragraph" style:parent-style-name="Project_20_Heading">
      <style:paragraph-properties fo:line-height="150%"/>
      <style:text-properties fo:font-size="16pt" style:font-size-asian="14pt" style:font-size-complex="16pt"/>
    </style:style>
    <style:style style:name="P8" style:family="paragraph" style:parent-style-name="Project_20_Body">
      <style:paragraph-properties fo:line-height="150%"/>
    </style:style>
    <style:style style:name="P9" style:family="paragraph" style:parent-style-name="Project_20_Body">
      <style:text-properties style:font-name="Inconsolata1"/>
    </style:style>
    <style:style style:name="P10" style:family="paragraph" style:parent-style-name="Project_20_Body">
      <style:text-properties style:font-name="Inconsolata1" officeooo:paragraph-rsid="001ebc75"/>
    </style:style>
    <style:style style:name="P11" style:family="paragraph" style:parent-style-name="Project_20_Body">
      <style:text-properties style:font-name="Inconsolata1" officeooo:paragraph-rsid="00202369"/>
    </style:style>
    <style:style style:name="P12" style:family="paragraph" style:parent-style-name="Project_20_Body">
      <style:paragraph-properties fo:margin-left="0cm" fo:margin-right="0cm" fo:line-height="150%" fo:text-indent="-0.635cm" style:auto-text-indent="false"/>
      <style:text-properties fo:font-size="12pt" style:font-size-asian="10.5pt" style:font-size-complex="12pt"/>
    </style:style>
    <style:style style:name="P13" style:family="paragraph" style:parent-style-name="Project_20_Code">
      <style:text-properties officeooo:paragraph-rsid="0024d41b"/>
    </style:style>
    <style:style style:name="P14" style:family="paragraph" style:parent-style-name="Project_20_Code">
      <style:text-properties officeooo:paragraph-rsid="0028204e"/>
    </style:style>
    <style:style style:name="P15" style:family="paragraph" style:parent-style-name="Project_20_Code">
      <style:text-properties officeooo:paragraph-rsid="002a0788"/>
    </style:style>
    <style:style style:name="P16" style:family="paragraph" style:parent-style-name="Project_20_Code">
      <style:text-properties officeooo:paragraph-rsid="002a53aa"/>
    </style:style>
    <style:style style:name="P17" style:family="paragraph" style:parent-style-name="Project_20_Code">
      <style:text-properties officeooo:paragraph-rsid="002bb4d1"/>
    </style:style>
    <style:style style:name="P18" style:family="paragraph" style:parent-style-name="Project_20_Code">
      <style:text-properties officeooo:paragraph-rsid="002d8e8a"/>
    </style:style>
    <style:style style:name="P19" style:family="paragraph" style:parent-style-name="Project_20_Code">
      <style:text-properties officeooo:paragraph-rsid="003044da"/>
    </style:style>
    <style:style style:name="P20" style:family="paragraph" style:parent-style-name="Project_20_Code">
      <style:text-properties officeooo:paragraph-rsid="002c0fc0"/>
    </style:style>
    <style:style style:name="P21" style:family="paragraph" style:parent-style-name="Project_20_Chapter" style:master-page-name="Standard">
      <style:paragraph-properties style:page-number="33"/>
    </style:style>
    <style:style style:name="P22" style:family="paragraph" style:parent-style-name="Project_20_Body" style:list-style-name="L1">
      <style:paragraph-properties fo:line-height="150%"/>
    </style:style>
    <style:style style:name="P23" style:family="paragraph" style:parent-style-name="Project_20_Body" style:list-style-name="L2">
      <style:paragraph-properties fo:line-height="150%"/>
    </style:style>
    <style:style style:name="P24" style:family="paragraph" style:parent-style-name="Project_20_Body" style:list-style-name="L3">
      <style:paragraph-properties fo:line-height="150%"/>
    </style:style>
    <style:style style:name="T1" style:family="text">
      <style:text-properties officeooo:rsid="001d7c4a"/>
    </style:style>
    <style:style style:name="T2" style:family="text">
      <style:text-properties officeooo:rsid="001ebc75"/>
    </style:style>
    <style:style style:name="T3" style:family="text">
      <style:text-properties officeooo:rsid="00202369"/>
    </style:style>
    <style:style style:name="T4" style:family="text">
      <style:text-properties officeooo:rsid="0024d41b"/>
    </style:style>
    <style:style style:name="T5" style:family="text">
      <style:text-properties officeooo:rsid="0028204e"/>
    </style:style>
    <style:style style:name="T6" style:family="text">
      <style:text-properties officeooo:rsid="002a0788"/>
    </style:style>
    <style:style style:name="T7" style:family="text">
      <style:text-properties officeooo:rsid="002a53aa"/>
    </style:style>
    <style:style style:name="T8" style:family="text">
      <style:text-properties officeooo:rsid="0031e5c9"/>
    </style:style>
    <style:style style:name="T9" style:family="text">
      <style:text-properties officeooo:rsid="00333b21"/>
    </style:style>
    <style:style style:name="fr1" style:family="graphic" style:parent-style-name="Frame">
      <style:graphic-properties style:vertical-pos="from-top" style:vertical-rel="paragraph" style:horizontal-pos="from-left" style:horizontal-rel="paragraph" fo:background-color="#ffffff" style:background-transparency="0%" fo:padding="0cm" fo:border="none" style:shadow="none" draw:shadow-opacity="100%">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752cm" fo:text-indent="-0.635cm" fo:margin-left="2.75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387cm" fo:text-indent="-0.635cm" fo:margin-left="3.38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022cm" fo:text-indent="-0.635cm" fo:margin-left="4.02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657cm" fo:text-indent="-0.635cm" fo:margin-left="4.65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292cm" fo:text-indent="-0.635cm" fo:margin-left="5.29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927cm" fo:text-indent="-0.635cm" fo:margin-left="5.92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562cm" fo:text-indent="-0.635cm" fo:margin-left="6.56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197cm" fo:text-indent="-0.635cm" fo:margin-left="7.19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832cm" fo:text-indent="-0.635cm" fo:margin-left="7.83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467cm" fo:text-indent="-0.635cm" fo:margin-left="8.467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21"><draw:frame draw:style-name="fr1" draw:name="Frame1" text:anchor-type="paragraph" svg:x="13.268cm" svg:y="-1.164cm" svg:width="2.932cm" draw:z-index="0"><draw:text-box fo:min-height="0.637cm"><text:p text:style-name="Frame_20_contents"/></draw:text-box></draw:frame>Chapter 5</text:p>
      <text:p text:style-name="Project_20_Title">IMPLEMENTATION</text:p>
      <text:p text:style-name="P7">5.1 Language used for implementation</text:p>
      <text:p text:style-name="P12"><text:tab/><text:tab/>The core system of the project has been written in Python, whereas the front end contains a mix of Python, HTML and <text:s/>CSS.</text:p>
      <text:p text:style-name="P4">5.1.1 Python</text:p>
      <text:p text:style-name="P8"><text:tab/>Python is a widely used general-purpose, high-level programming language. Its design philosophy emphasizes code readability, and its syntax allows programmers to express concepts in fewer lines of code than would be possible in languages such as C. The language provides constructs intended to enable clear programs on both a small and large scale.</text:p>
      <text:p text:style-name="P8"><text:tab/>Python supports object-oriented, imperative and functional programming. It features a dynamic type system and automatic memory management and has a large and comprehensive standard library. Like other dynamic languages, Python is often used as a scripting language, but is also used in a wide range of non-scripting contexts. Using third-party tools, such as Py2exe or Pyinstaller, Python code can be packaged into standalone executable programs. Python interpreters are available for many operating systems.</text:p>
      <text:p text:style-name="P8"><text:tab/>Python is a multi-paradigm programming language: object-oriented programming and structured programming are fully supported, and there are a number of language features which support functional programming and aspect-oriented programming (including by meta-programming and by magic methods). Many other paradigms are supported using extensions, including design by contract and logic programming.</text:p>
      <text:p text:style-name="P8"><text:tab/>Python uses dynamic typing and a combination of reference counting and a cycle-detecting garbage collector for memory management. An important feature of Python is dynamic name resolution (late binding), which binds method and variable names during program execution. The core philosophy of the language is summarized by the document "PEP 20 (The Zen of Python)", which includes aphorisms such as:</text:p>
      <text:list xml:id="list7494896277703857993" text:style-name="L1">
        <text:list-item>
          <text:p text:style-name="P22">Beautiful is better than ugly </text:p>
        </text:list-item>
        <text:list-item>
          <text:p text:style-name="P22">Explicit is better than implicit </text:p>
        </text:list-item>
        <text:list-item>
          <text:p text:style-name="P22"><text:soft-page-break/>Simple is better than complex </text:p>
        </text:list-item>
        <text:list-item>
          <text:p text:style-name="P22">Complex is better than complicated </text:p>
        </text:list-item>
        <text:list-item>
          <text:p text:style-name="P22">Readability counts</text:p>
        </text:list-item>
      </text:list>
      <text:p text:style-name="P8"><text:tab/>Libraries like NumPy, SciPy and Matplotlib allow Python to be used effectively in scientific computing, with specialized libraries such as BioPython and Astropy providing domain-specific functionality.</text:p>
      <text:p text:style-name="P6">5.2 Libraries used for implementation</text:p>
      <text:p text:style-name="P8"><text:tab/>The project uses the following libraries, which extend the functionality of Python's standard library.</text:p>
      <text:p text:style-name="P5">5.2.1 NumPy</text:p>
      <text:p text:style-name="P8"><text:tab/>Arrays in Python do not have the same definition as that of in traditional programming languages like C. In C arrays are used to store data having the same data type. Python arrays also called lists are similar to C arrays except that they can be used to store mixed type of data. NumPy is an extension to the Python programming language, adding support for large, multi-dimensional arrays and matrices, along with a large library of high-level mathematical functions to operate on these arrays.</text:p>
      <text:p text:style-name="P8"><text:tab/>NumPy targets the CPython reference implementation of Python, which is a non-optimizing bytecode compiler/interpreter. Mathematical algorithms written for this version of Python often run much slower than compiled equivalents. NumPy seeks to address this problem by providing multidimensional arrays and functions and operators that operate efficiently on arrays. Thus any algorithm that can be expressed primarily as operations on arrays and matrices can run almost as quickly as the equivalent C code.</text:p>
      <text:p text:style-name="P8"><text:tab/>Using NumPy in Python gives functionality comparable to MATLAB since they are both interpreted, and they both allow the user to write fast programs as long as most operations work on arrays or matrices instead of scalars. In comparison, MATLAB boasts a large number of additional toolboxes, notably Simulink whereas NumPy is intrinsically integrated with Python, a more modern, complete, and open source programming language. Moreover complementary Python packages are available like SciPy which is a library that adds more MATLAB-like functionality and matplotlib is a plotting package that provides <text:soft-page-break/>MATLAB-like plotting functionality.</text:p>
      <text:p text:style-name="P5">5.2.2 Flask</text:p>
      <text:p text:style-name="P8"><text:tab/>Flask is a lightweight web application framework written in Python and based on the Werkzeug WSGI toolkit and Jinja2 template engine. It is BSD licensed. Flask takes the flexible Python programming language and provides a simple template for web development. Once imported into Python, Flask can be used to save time building web application.</text:p>
      <text:p text:style-name="P8"><text:tab/>Flask is called a micro-framework because it keeps the core simple but extensible. There is no database abstraction layer, form validation, or any other components where third-party libraries already exist to provide common functionality. However, Flask supports extensions, which can add such functionality into an application. </text:p>
      <text:p text:style-name="P8"><text:tab/>Flask has the following features:</text:p>
      <text:list xml:id="list1917454693812505489" text:style-name="L2">
        <text:list-item>
          <text:p text:style-name="P23">Contains development server and debugger </text:p>
        </text:list-item>
        <text:list-item>
          <text:p text:style-name="P23">Integrated support for unit testing </text:p>
        </text:list-item>
        <text:list-item>
          <text:p text:style-name="P23">RESTful request dispatching </text:p>
        </text:list-item>
        <text:list-item>
          <text:p text:style-name="P23">Uses Jinja2 for templating </text:p>
        </text:list-item>
        <text:list-item>
          <text:p text:style-name="P23">Support for secure cookies (client side sessions) </text:p>
        </text:list-item>
        <text:list-item>
          <text:p text:style-name="P23">100% WSGI 1.0 compliant </text:p>
        </text:list-item>
        <text:list-item>
          <text:p text:style-name="P23">Unicode-based </text:p>
        </text:list-item>
        <text:list-item>
          <text:p text:style-name="P23">Extensive documentation </text:p>
        </text:list-item>
        <text:list-item>
          <text:p text:style-name="P23">Extensions available to enhance features desired</text:p>
        </text:list-item>
      </text:list>
      <text:p text:style-name="P8"><text:tab/>In the project Flask's server is used to host the front-end. It listens to HTTP requests and responds to them. Based on the request it calls the various modules of the Naive Bayes Classifier and displays the results as a web page via the HTTP response.</text:p>
      <text:p text:style-name="P5">5.2.3 Matplotlib</text:p>
      <text:p text:style-name="P8"><text:tab/>Matplotlib is a plotting library for the Python programming language and its NumPy numerical mathematics extension. It provides an object-oriented API for embedding plots into applications. The pylab interface makes matplotlib easy to learn for experienced MATLAB users, making it a viable alternative to MATLAB as a teaching tool for numerical mathematics and signal processing.</text:p>
      <text:p text:style-name="P8"><text:soft-page-break/><text:tab/>Some of the advantages of the combination of Python, NumPy and matplotlib over MATLAB include:</text:p>
      <text:list xml:id="list7347578832367841973" text:style-name="L3">
        <text:list-item>
          <text:p text:style-name="P24">Based on Python, a full-featured modern object-oriented programming language suitable for large-scale software development </text:p>
        </text:list-item>
        <text:list-item>
          <text:p text:style-name="P24">Free and <text:s/>open source</text:p>
        </text:list-item>
        <text:list-item>
          <text:p text:style-name="P24">Native SVG support</text:p>
        </text:list-item>
      </text:list>
      <text:p text:style-name="Project_20_Heading">5.3 Source code</text:p>
      <text:p text:style-name="Project_20_Body"><text:tab/><text:span text:style-name="T1">The source code for various algorithms are mentioned in this section.</text:span></text:p>
      <text:p text:style-name="Project_20_Subheading">5.3.1 Determine optimal bands procedure</text:p>
      <text:p text:style-name="Project_20_Body"><text:tab/>This module groups the events into bands. The band formation is based on the Jump clustering algorithm.</text:p>
      <text:p text:style-name="P9">def determineOptimalBands(arrayA,windowSize,bandCount):</text:p>
      <text:p text:style-name="P9"><text:s text:c="2"/>#Initialize the data structure</text:p>
      <text:p text:style-name="P9"><text:s text:c="2"/>jumpCount = zeros(windowSize)</text:p>
      <text:p text:style-name="P9"><text:s text:c="2"/>sortedJumps = zeros(bandCount-1)</text:p>
      <text:p text:style-name="P9"><text:s text:c="2"/>upper = 0</text:p>
      <text:p text:style-name="P9"><text:s text:c="2"/>lower = 0</text:p>
      <text:p text:style-name="P9"><text:s text:c="2"/>nelements = 0</text:p>
      <text:p text:style-name="P9"><text:s text:c="2"/>indexArray = zeros(bandCount-1) </text:p>
      <text:p text:style-name="P10"><text:s text:c="2"/>#Initialize band as an 2D array with all values as -1. The <text:s text:c="8"/></text:p>
      <text:p text:style-name="P10"><text:s text:c="2"/><text:span text:style-name="T2">#</text:span>dimension of the array is bandCount, windowSize</text:p>
      <text:p text:style-name="P9"><text:s text:c="2"/>band = zeros(bandCount*windowSize).reshape(bandCount, windowSize) - 1</text:p>
      <text:p text:style-name="P11"><text:s text:c="2"/>#Sort arrayA, which contains the count of the events for <text:s text:c="3"/></text:p>
      <text:p text:style-name="P11"><text:s text:c="2"/><text:span text:style-name="T3">#</text:span>each group</text:p>
      <text:p text:style-name="P9"><text:s text:c="2"/>sortedA = sorted(arrayA,reverse=True)</text:p>
      <text:p text:style-name="P9"><text:s text:c="2"/>for i in range(windowSize-1):</text:p>
      <text:p text:style-name="P9"><text:s text:c="4"/>#Start the jump clustering algorithm</text:p>
      <text:p text:style-name="P9"><text:s text:c="4"/>jumpCount[i] = sortedA[i] - sortedA[i+1]</text:p>
      <text:p text:style-name="P9"><text:s text:c="2"/>#Sort and store the jumpCounts</text:p>
      <text:p text:style-name="P9"><text:s text:c="2"/>temp = sorted(jumpCount,reverse=True)</text:p>
      <text:p text:style-name="P9"><text:soft-page-break/><text:s text:c="2"/>#Store that first bandCount - 1 sorted jumps</text:p>
      <text:p text:style-name="P9"><text:s text:c="2"/>for i in range(bandCount-1):</text:p>
      <text:p text:style-name="P9"><text:s text:c="4"/>sortedJumps[i] = temp[i]</text:p>
      <text:p text:style-name="P9"><text:s text:c="2"/>jumpCountPos = argsort(jumpCount)</text:p>
      <text:p text:style-name="P9"><text:s text:c="2"/>sortedJumpsPos = searchsorted(jumpCount[jumpCountPos], sortedJumps)</text:p>
      <text:p text:style-name="P9"><text:s text:c="2"/>indexArray = jumpCountPos[sortedJumpsPos]</text:p>
      <text:p text:style-name="P9"><text:s text:c="2"/># Group the events into bands</text:p>
      <text:p text:style-name="P9"><text:s text:c="2"/>for i in range(bandCount-1):</text:p>
      <text:p text:style-name="P9"><text:s text:c="4"/>upper = indexArray[i]</text:p>
      <text:p text:style-name="P9"><text:s text:c="4"/>nelements = upper - lower + 1</text:p>
      <text:p text:style-name="P9"><text:s text:c="4"/>k = 0</text:p>
      <text:p text:style-name="P9"><text:s text:c="4"/>band[i][k] = nelements</text:p>
      <text:p text:style-name="P9"><text:s text:c="4"/>k += 1</text:p>
      <text:p text:style-name="P9"><text:s text:c="4"/>temp = sortedA[lower:lower+nelements]</text:p>
      <text:p text:style-name="P9"><text:s text:c="4"/>arrayAPos = argsort(arrayA)</text:p>
      <text:p text:style-name="P9"><text:s text:c="4"/>tempPos = searchsorted(arrayA[arrayAPos],temp,sorter=None)</text:p>
      <text:p text:style-name="P9"><text:s text:c="4"/>for x in arrayAPos[tempPos]:</text:p>
      <text:p text:style-name="P9"><text:s text:c="6"/>band[i][k] = x</text:p>
      <text:p text:style-name="P9"><text:s text:c="6"/>k += 1</text:p>
      <text:p text:style-name="P9"><text:s text:c="4"/>lower = upper + 1</text:p>
      <text:p text:style-name="P9"><text:s text:c="2"/>#Reverse the arrayAPos</text:p>
      <text:p text:style-name="P9"><text:s text:c="2"/>arrayAPosReversed = arrayAPos[::-1]</text:p>
      <text:p text:style-name="P9"><text:s text:c="2"/>#Store the remaining elements of Array A</text:p>
      <text:p text:style-name="P9"><text:s text:c="2"/>for x in range(0,windowSize+1-bandCount):</text:p>
      <text:p text:style-name="P9"><text:s text:c="4"/>band[i+1][x] = arrayAPosReversed[bandCount]</text:p>
      <text:p text:style-name="P9"><text:s text:c="4"/>bandCount += 1</text:p>
      <text:p text:style-name="P9"><text:s text:c="2"/>return band.astype(int32)</text:p>
      <text:p text:style-name="Project_20_Subheading">5.3.2 <text:s/>Update probabilities procedure</text:p>
      <text:p text:style-name="Project_20_Body"><text:s text:c="8"/>This module computes and updates the probability based on the events.</text:p>
      <text:p text:style-name="Project_20_Code">def <text:bookmark-start text:name="__DdeLink__205_1343801817"/>updateProbabilities<text:bookmark-end text:name="__DdeLink__205_1343801817"/>(stream, bandCount, band, observableTypeIndex):</text:p>
      <text:p text:style-name="Project_20_Code"><text:s text:c="4"/>#Intialize avgCount</text:p>
      <text:p text:style-name="Project_20_Code"><text:s text:c="4"/>avgCount = 0</text:p>
      <text:p text:style-name="Project_20_Code"><text:soft-page-break/><text:s text:c="4"/>#Update the train windowCount</text:p>
      <text:p text:style-name="Project_20_Code"><text:s text:c="4"/>stream.trainWindowCount += bandCount</text:p>
      <text:p text:style-name="Project_20_Code"><text:s text:c="4"/>for j in range(0,bandCount):</text:p>
      <text:p text:style-name="Project_20_Code"><text:s text:c="6"/>#Intialise number of elements in the jth band</text:p>
      <text:p text:style-name="Project_20_Code"><text:s text:c="6"/>nelband = band[j][0]</text:p>
      <text:p text:style-name="Project_20_Code"><text:s text:c="6"/>#Determine the average count of the band</text:p>
      <text:p text:style-name="Project_20_Code"><text:s text:c="6"/>for k in range(1,nelband):</text:p>
      <text:p text:style-name="Project_20_Code"><text:s text:c="8"/>avgCount+=stream.probabilityArray[observableTypeIndex][band[j][k]]</text:p>
      <text:p text:style-name="Project_20_Code"><text:s text:c="6"/>avgCount += 1</text:p>
      <text:p text:style-name="Project_20_Code"><text:s text:c="6"/>#Skip the iteration if number of elements in band is <text:span text:style-name="T4">0</text:span></text:p>
      <text:p text:style-name="Project_20_Code"><text:s text:c="6"/>if nelband == 0:</text:p>
      <text:p text:style-name="Project_20_Code"><text:s text:c="8"/>continue</text:p>
      <text:p text:style-name="Project_20_Code"><text:s text:c="6"/>#Determin<text:span text:style-name="T4">e</text:span> the <text:span text:style-name="T4">average</text:span> Count</text:p>
      <text:p text:style-name="Project_20_Code"><text:s text:c="6"/>avgCount /= nelband</text:p>
      <text:p text:style-name="Project_20_Code"><text:s text:c="6"/>for k in range(1,nelband):</text:p>
      <text:p text:style-name="Project_20_Code"><text:s text:c="6"/>#Store <text:s/>avg count in stream for later computation</text:p>
      <text:p text:style-name="Project_20_Code"><text:s text:c="8"/>stream.probabilityArray[observableTypeIndex][band[j][k]]=avgCount</text:p>
      <text:p text:style-name="P13"><text:s text:c="6"/>#Compute probability of the particular group and band </text:p>
      <text:p text:style-name="P13"><text:tab/> <text:span text:style-name="T4">#</text:span>and store it in the stream</text:p>
      <text:p text:style-name="Project_20_Code"><text:s text:c="6"/>for k in range(1,nelband):</text:p>
      <text:p text:style-name="Project_20_Code"><text:s text:c="8"/>stream.probabilityArray[observableTypeIndex][band[j][k]] /= <text:tab/><text:tab/><text:tab/>stream.trainWindowCount</text:p>
      <text:p text:style-name="Project_20_Code"><text:s text:c="6"/>#Reset avg Count</text:p>
      <text:p text:style-name="Project_20_Code"><text:s text:c="6"/>avgCount = 0</text:p>
      <text:p text:style-name="Project_20_Code"><text:s text:c="4"/>return stream</text:p>
      <text:p text:style-name="Project_20_Subheading"/>
      <text:p text:style-name="Project_20_Subheading">5.<text:span text:style-name="T8">3</text:span>.3 <text:s/>Train procedure</text:p>
      <text:p text:style-name="Project_20_Body"><text:s text:c="5"/>This module trains the NBC.</text:p>
      <text:p text:style-name="Project_20_Code">def train(stream,windowSize,bandCount,flagArray):</text:p>
      <text:p text:style-name="Project_20_Code"><text:s text:c="2"/>if flagArray.size % 100 != 0:</text:p>
      <text:p text:style-name="Project_20_Code"><text:s text:c="4"/>remainder = flagArray.size % 100</text:p>
      <text:p text:style-name="Project_20_Code"><text:soft-page-break/><text:s text:c="4"/>flagArray = flagArray[:flagArray.size-remainder]</text:p>
      <text:p text:style-name="Project_20_Code"><text:s text:c="2"/>#Determine number of windows</text:p>
      <text:p text:style-name="Project_20_Code"><text:s text:c="2"/>windowCount = ceil(flagArray.size/windowSize)</text:p>
      <text:p text:style-name="Project_20_Code"><text:s text:c="2"/>windowCount = int(windowCount)</text:p>
      <text:p text:style-name="P14"><text:s text:c="2"/>#Change flagArray from a 1D array to a 2D array with <text:s/></text:p>
      <text:p text:style-name="P14"><text:s text:c="2"/><text:span text:style-name="T5">#</text:span>dimensions, windowCount, windowSize</text:p>
      <text:p text:style-name="Project_20_Code"><text:s text:c="2"/>flagArray = flagArray.reshape(windowCount,windowSize)</text:p>
      <text:p text:style-name="Project_20_Code"><text:s text:c="2"/>#Intialize the count of each group</text:p>
      <text:p text:style-name="Project_20_Code"><text:s text:c="2"/>packetCounter = zeros(6)</text:p>
      <text:p text:style-name="Project_20_Code"><text:s text:c="2"/>#Determine the count of each group</text:p>
      <text:p text:style-name="Project_20_Code"><text:s text:c="2"/>for i in range(windowCount):</text:p>
      <text:p text:style-name="Project_20_Code"><text:s text:c="4"/>#Iterate over all the windows</text:p>
      <text:p text:style-name="Project_20_Code"><text:s text:c="4"/>for j in range(windowSize):</text:p>
      <text:p text:style-name="Project_20_Code"><text:s text:c="6"/>#Iterate over each packet in the window</text:p>
      <text:p text:style-name="Project_20_Code"><text:s text:c="6"/>if flagArray[i][j] == 1:</text:p>
      <text:p text:style-name="Project_20_Code"><text:s text:c="8"/>stream.packetCounter[0] += 1</text:p>
      <text:p text:style-name="Project_20_Code"><text:s text:c="8"/>packetCounter[0] += 1</text:p>
      <text:p text:style-name="Project_20_Code"><text:s text:c="6"/>elif flagArray[i][j] == 2:</text:p>
      <text:p text:style-name="Project_20_Code"><text:s text:c="8"/>stream.packetCounter[1] += 1</text:p>
      <text:p text:style-name="Project_20_Code"><text:s text:c="8"/>packetCounter[1] += 1</text:p>
      <text:p text:style-name="Project_20_Code"><text:s text:c="6"/>elif flagArray[i][j] == 3:</text:p>
      <text:p text:style-name="Project_20_Code"><text:s text:c="8"/>stream.packetCounter[2] += 1</text:p>
      <text:p text:style-name="Project_20_Code"><text:s text:c="8"/>packetCounter[2] += 1</text:p>
      <text:p text:style-name="Project_20_Code"><text:s text:c="6"/>elif flagArray[i][j] == 4:</text:p>
      <text:p text:style-name="Project_20_Code"><text:s text:c="8"/>stream.packetCounter[3] += 1</text:p>
      <text:p text:style-name="Project_20_Code"><text:s text:c="8"/>packetCounter[3] += 1</text:p>
      <text:p text:style-name="Project_20_Code"><text:s text:c="6"/>elif flagArray[i][j] == 5:</text:p>
      <text:p text:style-name="Project_20_Code"><text:s text:c="8"/>stream.packetCounter[4] += 1</text:p>
      <text:p text:style-name="Project_20_Code"><text:s text:c="8"/>packetCounter[4] += 1</text:p>
      <text:p text:style-name="Project_20_Code"><text:s text:c="6"/>else:</text:p>
      <text:p text:style-name="Project_20_Code"><text:s text:c="8"/>stream.packetCounter[5] += 1</text:p>
      <text:p text:style-name="Project_20_Code"><text:s text:c="8"/>packetCounter[5] += 1</text:p>
      <text:p text:style-name="Project_20_Code"><text:soft-page-break/><text:s text:c="4"/>#Determine and update the event array</text:p>
      <text:p text:style-name="Project_20_Code"><text:s text:c="4"/>for j in range(0,6):</text:p>
      <text:p text:style-name="Project_20_Code"><text:s text:c="6"/>if packetCounter[j] == 0:</text:p>
      <text:p text:style-name="Project_20_Code"><text:s text:c="8"/>continue</text:p>
      <text:p text:style-name="Project_20_Code"><text:s text:c="6"/>if packetCounter[j] &gt; 99.0:</text:p>
      <text:p text:style-name="Project_20_Code"><text:s text:c="10"/>packetCounter[j] = 99.0</text:p>
      <text:p text:style-name="Project_20_Code"><text:s text:c="6"/>stream.probabilityArray[j][packetCounter[j]] += 1</text:p>
      <text:p text:style-name="Project_20_Code"><text:s text:c="6"/>packetCounter[j] = 0</text:p>
      <text:p text:style-name="Project_20_Code"><text:s text:c="4"/>#Update number of windows already trained</text:p>
      <text:p text:style-name="Project_20_Code"><text:s text:c="4"/>stream.trainWindowCount += 1</text:p>
      <text:p text:style-name="Project_20_Code"><text:s text:c="2"/>for i in range(0,6):</text:p>
      <text:p text:style-name="P15"><text:s text:c="4"/>#For each group determine optimal bands and update the </text:p>
      <text:p text:style-name="P15"><text:span text:style-name="T6"><text:s text:c="4"/>#</text:span>probabilities</text:p>
      <text:p text:style-name="P19"><text:s text:c="4"/>band=determineOptimalBands(stream.probabilityArray[i],windowSize-1, <text:tab/>bandCount)</text:p>
      <text:p text:style-name="Project_20_Code"><text:s text:c="4"/>stream=updateProbabilities(stream,bandCount,band,i)</text:p>
      <text:p text:style-name="Project_20_Code"><text:s text:c="2"/>return stream</text:p>
      <text:p text:style-name="Project_20_Subheading">5.<text:span text:style-name="T8">3</text:span>.4 <text:s/>Train phase procedure</text:p>
      <text:p text:style-name="Project_20_Body"><text:tab/>This module initiates training. It calls the training module that trains the NBC against the training dataset. It also calls the module that determines the threshold probability.</text:p>
      <text:p text:style-name="Project_20_Code">def <text:bookmark-start text:name="__DdeLink__209_1343801817"/>trainPhase<text:bookmark-end text:name="__DdeLink__209_1343801817"/>(windowSize, bandCount, groupCount, filename, thresholdP):</text:p>
      <text:p text:style-name="Project_20_Code"><text:s text:c="2"/>#Create the stream object</text:p>
      <text:p text:style-name="Project_20_Code"><text:s text:c="3"/>stream = TCPstream(windowSize,bandCount,thresholdP)</text:p>
      <text:p text:style-name="Project_20_Code"><text:s text:c="3"/>#Read and parser the dataset</text:p>
      <text:p text:style-name="Project_20_Code"><text:s text:c="3"/>flagArray = parse(filename)</text:p>
      <text:p text:style-name="Project_20_Code"><text:s text:c="3"/>#Train using the training dataset</text:p>
      <text:p text:style-name="Project_20_Code"><text:s text:c="3"/>stream = train(stream, windowSize, bandCount, flagArray)</text:p>
      <text:p text:style-name="Project_20_Code"><text:s text:c="3"/>#Determine threshold probability for the stream</text:p>
      <text:p text:style-name="Project_20_Code"><text:s text:c="3"/>stream.thresholdProbability = determineThresholdProbability(stream, <text:tab/>groupCount, flagArray)</text:p>
      <text:p text:style-name="Project_20_Code"><text:s text:c="3"/>return stream</text:p>
      <text:p text:style-name="Project_20_Subheading"><text:soft-page-break/>5.<text:span text:style-name="T8">3</text:span>.5 <text:s/>Determine probability procedure</text:p>
      <text:p text:style-name="Project_20_Body"><text:tab/>Probability computation involves computing statistics of a window and determining the probability with which the window would have occurred in the training phase.</text:p>
      <text:p text:style-name="Project_20_Code">class TCPstream:</text:p>
      <text:p text:style-name="Project_20_Code"><text:s text:c="2"/>#Intialise all the attributes to their default values</text:p>
      <text:p text:style-name="Project_20_Code"><text:s text:c="2"/>destinationIP = ""</text:p>
      <text:p text:style-name="Project_20_Code"><text:s text:c="2"/>destinationPort = ""</text:p>
      <text:p text:style-name="Project_20_Code"><text:s text:c="2"/>windowSize = 0</text:p>
      <text:p text:style-name="Project_20_Code"><text:s text:c="2"/>bandCount = 0</text:p>
      <text:p text:style-name="Project_20_Code"><text:s text:c="2"/>errorProportion = 0.0</text:p>
      <text:p text:style-name="Project_20_Code"><text:s text:c="2"/>trainWindowCount = 0</text:p>
      <text:p text:style-name="Project_20_Code"><text:s text:c="2"/>packetCounter = zeros(6)</text:p>
      <text:p text:style-name="Project_20_Code"><text:s text:c="2"/>probabilityArray = array([])</text:p>
      <text:p text:style-name="Project_20_Code"><text:s text:c="2"/>thresholdProbability = 0.0</text:p>
      <text:p text:style-name="Project_20_Code"><text:s text:c="2"/>attackWindowCount = 0</text:p>
      <text:p text:style-name="Project_20_Code"><text:s text:c="2"/>normalWindowCount = 0</text:p>
      <text:p text:style-name="Project_20_Code"><text:s text:c="2"/>stateArr = []</text:p>
      <text:p text:style-name="Project_20_Code"><text:s text:c="2"/>winNoArr =[]</text:p>
      <text:p text:style-name="Project_20_Code"/>
      <text:p text:style-name="Project_20_Code"><text:s text:c="2"/>def __init__(self,winSize,bandC,t):</text:p>
      <text:p text:style-name="Project_20_Code"><text:s text:c="4"/># Constructor to initialize the object</text:p>
      <text:p text:style-name="Project_20_Code"><text:s text:c="4"/>self.windowSize = winSize</text:p>
      <text:p text:style-name="P16"><text:s text:c="4"/>self.probabilityArray = <text:s text:c="2"/></text:p>
      <text:p text:style-name="P16"><text:s text:c="4"/>zeros(self.windowSize*6).reshape(6,self.windowSize)</text:p>
      <text:p text:style-name="Project_20_Code"><text:s text:c="4"/>self.bandCount = bandC</text:p>
      <text:p text:style-name="Project_20_Code"><text:s text:c="4"/>self.thresholdProbability = t</text:p>
      <text:p text:style-name="Project_20_Code"/>
      <text:p text:style-name="Project_20_Code">def determineProbability(window, stream):</text:p>
      <text:p text:style-name="Project_20_Code"><text:s text:c="2"/>#Initialize the probability to 1</text:p>
      <text:p text:style-name="Project_20_Code"><text:s text:c="2"/>probability = 1</text:p>
      <text:p text:style-name="Project_20_Code"><text:s text:c="2"/>#Initialise the number of packet of each group to 0</text:p>
      <text:p text:style-name="Project_20_Code"><text:soft-page-break/><text:s text:c="2"/>pcount = zeros(6)</text:p>
      <text:p text:style-name="Project_20_Code"><text:s text:c="2"/>#Update the count of packets falling under each group</text:p>
      <text:p text:style-name="Project_20_Code"><text:s text:c="2"/>for i in range(len(window)):</text:p>
      <text:p text:style-name="Project_20_Code"><text:s text:c="6"/>if window[i] == 1:</text:p>
      <text:p text:style-name="Project_20_Code"><text:s text:c="8"/>stream.packetCounter[0] += 1</text:p>
      <text:p text:style-name="Project_20_Code"><text:s text:c="8"/>pcount[0]+=1</text:p>
      <text:p text:style-name="Project_20_Code"><text:s text:c="6"/>elif window[i] == 2:</text:p>
      <text:p text:style-name="Project_20_Code"><text:s text:c="8"/>stream.packetCounter[1] += 1</text:p>
      <text:p text:style-name="Project_20_Code"><text:s text:c="8"/>pcount[1]+=1</text:p>
      <text:p text:style-name="Project_20_Code"><text:s text:c="6"/>elif window[i] == 3:</text:p>
      <text:p text:style-name="Project_20_Code"><text:s text:c="8"/>stream.packetCounter[2] += 1</text:p>
      <text:p text:style-name="Project_20_Code"><text:s text:c="8"/>pcount[2]+=1</text:p>
      <text:p text:style-name="Project_20_Code"><text:s text:c="6"/>elif window[i] == 4:</text:p>
      <text:p text:style-name="Project_20_Code"><text:s text:c="8"/>stream.packetCounter[3] += 1</text:p>
      <text:p text:style-name="Project_20_Code"><text:s text:c="8"/>pcount[3]+=1</text:p>
      <text:p text:style-name="Project_20_Code"><text:s text:c="6"/>elif window[i] == 5:</text:p>
      <text:p text:style-name="Project_20_Code"><text:s text:c="8"/>stream.packetCounter[4] += 1</text:p>
      <text:p text:style-name="Project_20_Code"><text:s text:c="8"/>pcount[4]+=1</text:p>
      <text:p text:style-name="Project_20_Code"><text:s text:c="6"/>else:</text:p>
      <text:p text:style-name="Project_20_Code"><text:s text:c="8"/>stream.packetCounter[5] += 1</text:p>
      <text:p text:style-name="Project_20_Code"><text:s text:c="8"/>pcount[5]+=1</text:p>
      <text:p text:style-name="Project_20_Code"><text:s text:c="2"/>for i in range(0,6):</text:p>
      <text:p text:style-name="Project_20_Code"><text:s text:c="4"/>if pcount[i] &gt; 99.0:</text:p>
      <text:p text:style-name="Project_20_Code"><text:s text:c="8"/>pcount[i]=99.0</text:p>
      <text:p text:style-name="P16"><text:s text:c="4"/>#If probability of a particular group and count is 0 then </text:p>
      <text:p text:style-name="P16"><text:s text:c="4"/><text:span text:style-name="T7">#</text:span>skip the current iteration as it will make the overall </text:p>
      <text:p text:style-name="P16"><text:s text:c="4"/><text:span text:style-name="T7">#</text:span>probability 0, else find the product</text:p>
      <text:p text:style-name="Project_20_Code"><text:s text:c="4"/>if stream.probabilityArray[i][pcount[i]] == 0:</text:p>
      <text:p text:style-name="Project_20_Code"><text:s text:c="6"/>continue</text:p>
      <text:p text:style-name="Project_20_Code"><text:s text:c="4"/>probability *= stream.probabilityArray[i][pcount[i]]</text:p>
      <text:p text:style-name="Project_20_Code"><text:s text:c="2"/>return probability</text:p>
      <text:p text:style-name="Project_20_Subheading">5.<text:span text:style-name="T8">3</text:span>.6 <text:s/>Determine threshold probability procedure</text:p>
      <text:p text:style-name="Project_20_Body"><text:soft-page-break/><text:s/><text:tab/>This module computes the threshold probability which will be used to classify if a particular window is either an attack window or not</text:p>
      <text:p text:style-name="Project_20_Code">def <text:bookmark-start text:name="__DdeLink__213_1343801817"/>determineThresholdProbability<text:bookmark-end text:name="__DdeLink__213_1343801817"/>(stream, groupCount, flagArray):</text:p>
      <text:p text:style-name="Project_20_Code"><text:s text:c="2"/>#Intialise the probablities of the groups to 0</text:p>
      <text:p text:style-name="Project_20_Code"><text:s text:c="2"/>parray = zeros(groupCount)</text:p>
      <text:p text:style-name="Project_20_Code"><text:s text:c="2"/>#Set seed of random number generator</text:p>
      <text:p text:style-name="Project_20_Code"><text:s text:c="2"/>seed(2)</text:p>
      <text:p text:style-name="Project_20_Code"><text:s text:c="2"/>#Grouping the learning traffic</text:p>
      <text:p text:style-name="Project_20_Code"><text:s text:c="2"/>for n in range(groupCount):</text:p>
      <text:p text:style-name="Project_20_Code"><text:s text:c="4"/>initialValue = randint(0,len(flagArray))</text:p>
      <text:p text:style-name="Project_20_Code"><text:s text:c="4"/>proportionArray = array([])</text:p>
      <text:p text:style-name="Project_20_Code"><text:s text:c="4"/>groupRange = round(len(flagArray)/groupCount)</text:p>
      <text:p text:style-name="Project_20_Code"><text:s text:c="4"/>#Learn from 9/10 th of traffic</text:p>
      <text:p text:style-name="P17"><text:s text:c="4"/>for i in roll(flagArray,flagArray.size-initialValue) <text:s text:c="3"/></text:p>
      <text:p text:style-name="P17"><text:s text:c="4"/>[:groupRange]:</text:p>
      <text:p text:style-name="Project_20_Code"><text:s text:c="6"/>proportionArray=append(proportionArray,i)</text:p>
      <text:p text:style-name="Project_20_Code"><text:s text:c="4"/>trainingArray = <text:tab/>fromstring(flagArray.tostring().replace(proportionArray.tostring(), <text:tab/><text:tab/>""),dtype=flagArray.dtype)</text:p>
      <text:p text:style-name="Project_20_Code"><text:s text:c="4"/>streamTemp = train(stream, stream.windowSize, stream.bandCount, <text:tab/>trainingArray)</text:p>
      <text:p text:style-name="Project_20_Code"><text:s text:c="4"/>windowCount = len(proportionArray)/stream.windowSize</text:p>
      <text:p text:style-name="Project_20_Code"><text:s text:c="4"/>window = zeros(stream.windowSize)</text:p>
      <text:p text:style-name="Project_20_Code"><text:s text:c="4"/>for i in range(windowCount):</text:p>
      <text:p text:style-name="Project_20_Code"><text:s text:c="6"/>rangeBegin = i*stream.windowSize</text:p>
      <text:p text:style-name="Project_20_Code"><text:s text:c="6"/>for j in range(rangeBegin,rangeBegin+stream.windowSize):</text:p>
      <text:p text:style-name="Project_20_Code"><text:s text:c="8"/>window[j%stream.windowSize] = proportionArray[j]</text:p>
      <text:p text:style-name="Project_20_Code"><text:s text:c="6"/># Compute probability of remaining 1/10 th of traffic</text:p>
      <text:p text:style-name="Project_20_Code"><text:s text:c="6"/>probability = determineProbability(window,streamTemp)</text:p>
      <text:p text:style-name="Project_20_Code"><text:s text:c="6"/>parray=append(parray,probability)</text:p>
      <text:p text:style-name="Project_20_Code"><text:s text:c="2"/>parraySorted = sort(parray)</text:p>
      <text:p text:style-name="Project_20_Code"><text:s text:c="2"/>#Sieving the lower probabilities</text:p>
      <text:p text:style-name="P20"><text:soft-page-break/><text:s text:c="2"/>result = parraySorted[int(len(parray)*(stream.thresholdProbability))+1]</text:p>
      <text:p text:style-name="Project_20_Code"><text:s text:c="2"/>return result</text:p>
      <text:p text:style-name="Project_20_Subheading">5.<text:span text:style-name="T8">3</text:span>.7 <text:s/>Deploy procedure</text:p>
      <text:p text:style-name="Project_20_Body"><text:tab/>This module tests the input traffic and computes if a window is an attack window or not.</text:p>
      <text:p text:style-name="Project_20_Code">def deploy(stream, awc, filename):</text:p>
      <text:p text:style-name="Project_20_Code"><text:s text:c="2"/>a = 0.0</text:p>
      <text:p text:style-name="Project_20_Code"><text:s text:c="2"/>f = open('thresholdP','r')</text:p>
      <text:p text:style-name="Project_20_Code"><text:s text:c="2"/>thresholdP = float(f.read())</text:p>
      <text:p text:style-name="Project_20_Code"><text:s text:c="2"/>f.close()</text:p>
      <text:p text:style-name="Project_20_Code"><text:s text:c="2"/>#Open Dataset file and parse it</text:p>
      <text:p text:style-name="Project_20_Code"><text:s text:c="2"/>inputTraffic = parse(filename)</text:p>
      <text:p text:style-name="Project_20_Code"><text:s text:c="2"/># Calculate number of windows</text:p>
      <text:p text:style-name="Project_20_Code"><text:s text:c="2"/>windowCount = inputTraffic.size/stream.windowSize</text:p>
      <text:p text:style-name="Project_20_Code"><text:s text:c="2"/># Intialise the window counts and state of the system</text:p>
      <text:p text:style-name="Project_20_Code"><text:s text:c="2"/>attackWindowCount = 0.0</text:p>
      <text:p text:style-name="Project_20_Code"><text:s text:c="2"/>normalWindowCount = 0.0</text:p>
      <text:p text:style-name="Project_20_Code"><text:s text:c="2"/>state = []</text:p>
      <text:p text:style-name="Project_20_Code"><text:s text:c="2"/>winNo =[]</text:p>
      <text:p text:style-name="Project_20_Code"><text:s text:c="2"/>#Iterate over each window</text:p>
      <text:p text:style-name="Project_20_Code"><text:s text:c="2"/>for i in range(windowCount):</text:p>
      <text:p text:style-name="Project_20_Code"><text:s text:c="4"/># Determine the probability of the window i</text:p>
      <text:p text:style-name="P18"><text:s text:c="4"/>p = determineProbability(inputTraffic[i*100:(i*100)+100], </text:p>
      <text:p text:style-name="P18"><text:s text:c="4"/>stream)</text:p>
      <text:p text:style-name="Project_20_Code"><text:s text:c="4"/>if ( p &lt; thresholdP):</text:p>
      <text:p text:style-name="Project_20_Code"><text:s text:c="6"/>#Attack Window</text:p>
      <text:p text:style-name="Project_20_Code"><text:s text:c="6"/>a += 1</text:p>
      <text:p text:style-name="Project_20_Code"><text:s text:c="6"/>attackWindowCount +=1</text:p>
      <text:p text:style-name="Project_20_Code"><text:s text:c="6"/>if a &gt; awc:</text:p>
      <text:p text:style-name="Project_20_Code"><text:s text:c="8"/>a = awc</text:p>
      <text:p text:style-name="Project_20_Code"><text:s text:c="4"/>else:</text:p>
      <text:p text:style-name="Project_20_Code"><text:soft-page-break/><text:s text:c="6"/>#Normal Window</text:p>
      <text:p text:style-name="Project_20_Code"><text:s text:c="6"/>a -= 1</text:p>
      <text:p text:style-name="Project_20_Code"><text:s text:c="6"/>normalWindowCount += 1</text:p>
      <text:p text:style-name="Project_20_Code"><text:s text:c="6"/>if a &lt; 0:</text:p>
      <text:p text:style-name="Project_20_Code"><text:s text:c="8"/>a = 0</text:p>
      <text:p text:style-name="Project_20_Code"><text:s text:c="4"/>if a &gt;= awc:</text:p>
      <text:p text:style-name="Project_20_Code"><text:s text:c="6"/>#System under Attack!!!</text:p>
      <text:p text:style-name="Project_20_Code"><text:s text:c="6"/>state = append(state,1)</text:p>
      <text:p text:style-name="Project_20_Code"><text:s text:c="6"/>winNo = append(winNo,i)</text:p>
      <text:p text:style-name="Project_20_Code"><text:s text:c="4"/>else:</text:p>
      <text:p text:style-name="Project_20_Code"><text:s text:c="6"/>#System not under Attack</text:p>
      <text:p text:style-name="Project_20_Code"><text:s text:c="6"/>state = append(state,0)</text:p>
      <text:p text:style-name="Project_20_Code"><text:s text:c="6"/>winNo = append(winNo,i)</text:p>
      <text:p text:style-name="Project_20_Code"><text:s text:c="2"/>#Save the state information and the counts to plot graphs</text:p>
      <text:p text:style-name="Project_20_Code"><text:s text:c="2"/>stream.attackWindowCount = attackWindowCount</text:p>
      <text:p text:style-name="Project_20_Code"><text:s text:c="2"/>stream.normalWindowCount = normalWindowCount</text:p>
      <text:p text:style-name="Project_20_Code"><text:s text:c="2"/>stream.stateArr = state</text:p>
      <text:p text:style-name="Project_20_Code"><text:s text:c="2"/>stream.winNoArr = winNo</text:p>
      <text:p text:style-name="Project_20_Code"><text:s text:c="2"/>return stream</text:p>
      <text:p text:style-name="Project_20_Subheading">5.<text:span text:style-name="T9">3</text:span>.8 Parse procedure</text:p>
      <text:p text:style-name="Project_20_Body"><text:tab/>This module reads from the input file. It also groups packets into the 6 groups and plots the packet count graph</text:p>
      <text:p text:style-name="Project_20_Code"><text:s text:c="2"/>def parse(filename):</text:p>
      <text:p text:style-name="Project_20_Code"><text:s text:c="2"/>#Open the file and read the data</text:p>
      <text:p text:style-name="Project_20_Code"><text:s text:c="2"/>flag = [line.strip() for line in open(filename)]</text:p>
      <text:p text:style-name="Project_20_Code"><text:s text:c="2"/>#Intialise the counters</text:p>
      <text:p text:style-name="Project_20_Code"><text:s text:c="2"/>flags = []</text:p>
      <text:p text:style-name="Project_20_Code"><text:s text:c="2"/>packetCount =zeros(6)</text:p>
      <text:p text:style-name="Project_20_Code"><text:s text:c="2"/>for i in range(len(flag)):</text:p>
      <text:p text:style-name="Project_20_Code"><text:s text:c="4"/>flags.append(int(flag[i],0))</text:p>
      <text:p text:style-name="Project_20_Code"><text:s text:c="2"/>flagArray = array([])</text:p>
      <text:p text:style-name="Project_20_Code"><text:soft-page-break/><text:s text:c="2"/>type1 = 4</text:p>
      <text:p text:style-name="Project_20_Code"><text:s text:c="2"/>#Classigy the packets into groups</text:p>
      <text:p text:style-name="Project_20_Code"><text:s text:c="2"/>for i in flags:</text:p>
      <text:p text:style-name="Project_20_Code"><text:s text:c="4"/>if i&amp;type1 == True:</text:p>
      <text:p text:style-name="Project_20_Code"><text:s text:c="6"/>flagArray = append(flagArray,1)</text:p>
      <text:p text:style-name="Project_20_Code"><text:s text:c="6"/>packetCount[0] += 1</text:p>
      <text:p text:style-name="Project_20_Code"><text:s text:c="4"/>elif i == 2:</text:p>
      <text:p text:style-name="Project_20_Code"><text:s text:c="6"/>flagArray = append(flagArray,2)</text:p>
      <text:p text:style-name="Project_20_Code"><text:s text:c="6"/>packetCount[1] += 1</text:p>
      <text:p text:style-name="Project_20_Code"><text:s text:c="4"/>elif i == 16:</text:p>
      <text:p text:style-name="Project_20_Code"><text:s text:c="6"/>flagArray = append(flagArray,3)</text:p>
      <text:p text:style-name="Project_20_Code"><text:s text:c="6"/>packetCount[2] += 1</text:p>
      <text:p text:style-name="Project_20_Code"><text:s text:c="4"/>elif i == 17:</text:p>
      <text:p text:style-name="Project_20_Code"><text:s text:c="6"/>flagArray = append(flagArray,4)</text:p>
      <text:p text:style-name="Project_20_Code"><text:s text:c="6"/>packetCount[3] += 1</text:p>
      <text:p text:style-name="Project_20_Code"><text:s text:c="4"/>elif i == 24:</text:p>
      <text:p text:style-name="Project_20_Code"><text:s text:c="6"/>flagArray = append(flagArray,5)</text:p>
      <text:p text:style-name="Project_20_Code"><text:s text:c="6"/>packetCount[4] += 1</text:p>
      <text:p text:style-name="Project_20_Code"><text:s text:c="4"/>else:</text:p>
      <text:p text:style-name="Project_20_Code"><text:s text:c="6"/>flagArray = append(flagArray,6)</text:p>
      <text:p text:style-name="Project_20_Code"><text:s text:c="6"/>packetCount[5] += 1</text:p>
      <text:p text:style-name="Project_20_Code"><text:s text:c="2"/># Plot the packet count graph </text:p>
      <text:p text:style-name="Project_20_Code"><text:s text:c="2"/>groups = ("T1" , "T2" , "T3" , "T4" , "T5" , "T6" )</text:p>
      <text:p text:style-name="Project_20_Code"><text:s text:c="2"/>y_pos = arange(len(groups))</text:p>
      <text:p text:style-name="Project_20_Code"><text:s text:c="2"/>for i in range(6):</text:p>
      <text:p text:style-name="Project_20_Code"><text:s text:c="4"/>if packetCount[i] == 0:</text:p>
      <text:p text:style-name="Project_20_Code"><text:s text:c="6"/>packetCount[i] =1</text:p>
      <text:p text:style-name="Project_20_Code"><text:s text:c="2"/>plt.barh(y_pos, packetCount, align='center', alpha=0.4)</text:p>
      <text:p text:style-name="Project_20_Code"><text:s text:c="2"/>plt.yticks(y_pos,groups)</text:p>
      <text:p text:style-name="Project_20_Code"><text:s text:c="2"/>plt.xlabel("Count")</text:p>
      <text:p text:style-name="Project_20_Code"><text:s text:c="2"/>plt.ylabel("Groups")</text:p>
      <text:p text:style-name="Project_20_Code"><text:s text:c="2"/>plt.title("Number of packets in various groups")</text:p>
      <text:p text:style-name="Project_20_Code"><text:soft-page-break/><text:s text:c="2"/>plt.savefig("static/images/groupcount_"+filename+".png")</text:p>
      <text:p text:style-name="Project_20_Code"><text:s text:c="2"/>return flagArray</text:p>
      <text:p text:style-name="Project_20_Cod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Inconsolata1" svg:font-family="Inconsolata" style:font-pitch="fixed"/>
    <style:font-face style:name="Inconsolata" svg:font-family="Inconsolata" style:font-adornments="Regular"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oject_20_Title" style:display-name="Project Title" style:family="paragraph" style:parent-style-name="Standard" style:master-page-name="">
      <style:paragraph-properties fo:line-height="150%" fo:text-align="center" style:justify-single-word="false" style:page-number="auto"/>
      <style:text-properties style:font-name="Times New Roman" fo:font-family="'Times New Roman'" style:font-style-name="Regular" style:font-family-generic="roman" style:font-pitch="variable" fo:font-size="18pt" style:text-underline-style="solid" style:text-underline-width="auto" style:text-underline-color="font-color" fo:font-weight="bold" style:font-size-asian="10.5pt"/>
    </style:style>
    <style:style style:name="Project_20_Heading" style:display-name="Project 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6pt" fo:font-weight="bold" style:font-size-asian="10.5pt"/>
    </style:style>
    <style:style style:name="Project_20_Subheading" style:display-name="Project Sub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4pt" fo:font-weight="bold" style:font-size-asian="10.5pt"/>
    </style:style>
    <style:style style:name="Project_20_Chapter" style:display-name="Project Chapter" style:family="paragraph" style:parent-style-name="Standard" style:master-page-name="">
      <style:paragraph-properties fo:line-height="150%" fo:text-align="end" style:justify-single-word="false" style:page-number="auto"/>
      <style:text-properties style:font-name="Times New Roman1" fo:font-family="'Times New Roman'" style:font-style-name="Bold" style:font-family-generic="roman" style:font-pitch="variable" fo:font-size="16pt" fo:font-weight="bold" style:font-size-asian="10.5pt"/>
    </style:style>
    <style:style style:name="Project_20_Body" style:display-name="Project Body" style:family="paragraph" style:parent-style-name="Standard" style:master-page-name="">
      <style:paragraph-properties fo:line-height="150%" fo:text-align="justify" style:justify-single-word="false" style:page-number="auto"/>
      <style:text-properties style:font-name="Times New Roman" fo:font-family="'Times New Roman'" style:font-style-name="Regular" style:font-family-generic="roman" style:font-pitch="variable" style:font-size-asian="10.5pt"/>
    </style:style>
    <style:style style:name="Project_20_Fig_20__26__20_Tab" style:display-name="Project Fig &amp; Tab" style:family="paragraph" style:parent-style-name="Standard" style:master-page-name="">
      <style:paragraph-properties fo:margin-top="0.199cm" fo:margin-bottom="0cm" style:contextual-spacing="false" fo:line-height="150%" fo:text-align="center" style:justify-single-word="false" style:page-number="auto"/>
      <style:text-properties style:font-name="Times New Roman" fo:font-family="'Times New Roman'" style:font-style-name="Regular" style:font-family-generic="roman" style:font-pitch="variable" fo:font-size="11pt" style:font-size-asian="10.5pt"/>
    </style:style>
    <style:style style:name="Frame_20_contents" style:display-name="Frame contents" style:family="paragraph" style:parent-style-name="Text_20_body" style:class="extra"/>
    <style:style style:name="Project_20_Code" style:display-name="Project Code" style:family="paragraph" style:parent-style-name="Project_20_Subheading">
      <style:text-properties style:font-name="Inconsolata" fo:font-family="Inconsolata" style:font-style-name="Regular" style:font-pitch="fixed" fo:font-size="12pt" fo:font-weight="normal" style:font-size-asian="10.5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uperscript" style:family="text">
      <style:text-properties style:text-position="super 75%" style:font-name="Times New Roman" fo:font-family="'Times New Roman'" style:font-style-name="Regular" style:font-family-generic="roman" style:font-pitch="variable" style:font-size-asian="10.5pt"/>
    </style:style>
    <style:style style:name="Subscript" style:family="text">
      <style:text-properties style:text-position="sub 60%" style:font-name="Times New Roman" fo:font-family="'Times New Roman'" style:font-style-name="Regular" style:font-family-generic="roman" style:font-pitch="variable" style:font-size-asian="10.5pt"/>
    </style:style>
    <style:style style:name="Normal" style:family="text" style:parent-style-name="Superscript">
      <style:text-properties style:text-position="0% 1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Graphics">
      <style:graphic-properties svg:width="13.944cm" svg:height="7.276cm" text:anchor-type="as-char" svg:x="0cm" svg:y="-7.276cm" fo:margin-left="0cm" fo:margin-right="0cm" fo:margin-top="0cm" fo:margin-bottom="0cm" style:vertical-pos="top" style:vertical-rel="baseline" style:horizontal-pos="center" style:horizontal-rel="paragraph" fo:padding="0cm" fo:border="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5.87cm" table:align="margins"/>
    </style:style>
    <style:style style:name="Table2.A" style:family="table-column">
      <style:table-column-properties style:column-width="5.609cm" style:rel-column-width="23163*"/>
    </style:style>
    <style:style style:name="Table2.B" style:family="table-column">
      <style:table-column-properties style:column-width="8.599cm" style:rel-column-width="35509*"/>
    </style:style>
    <style:style style:name="Table2.C" style:family="table-column">
      <style:table-column-properties style:column-width="1.662cm" style:rel-column-width="6863*"/>
    </style:style>
    <style:style style:name="Table2.A1" style:family="table-cell">
      <style:table-cell-properties fo:padding="0.097cm" fo:border="none"/>
    </style:style>
    <style:style style:name="MP1" style:family="paragraph" style:parent-style-name="Header">
      <style:text-properties style:font-name="Times New Roman2" fo:font-size="11pt" style:font-size-asian="11pt" style:font-size-complex="11pt"/>
    </style:style>
    <style:style style:name="MP2" style:family="paragraph" style:parent-style-name="Table_20_Contents">
      <style:paragraph-properties fo:text-align="center" style:justify-single-word="false"/>
    </style:style>
    <style:style style:name="MP3" style:family="paragraph" style:parent-style-name="Table_20_Contents">
      <style:paragraph-properties fo:text-align="end" style:justify-single-word="false"/>
    </style:style>
    <style:page-layout style:name="Mpm1">
      <style:page-layout-properties fo:page-width="21.59cm" fo:page-height="27.94cm" style:num-format="1" style:print-orientation="portrait" fo:margin-top="1.91cm" fo:margin-bottom="1.91cm" fo:margin-left="3.18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6cm" fo:margin-left="0cm" fo:margin-right="0cm" fo:margin-top="0.499cm" fo:border-top="0.06pt solid #000000" fo:border-bottom="none" fo:border-left="none" fo:border-right="none" fo:padding="0.049cm" style:shadow="none" style:dynamic-spacing="false"/>
      </style:footer-style>
    </style:page-layout>
  </office:automatic-styles>
  <office:master-styles>
    <style:master-page style:name="Standard" style:page-layout-name="Mpm1">
      <style:header>
        <text:p text:style-name="MP1">Implementation and Evaluation of Network Anomaly Detection Algorithms<text:tab/>Implementation</text:p>
      </style:header>
      <style:footer>
        <table:table table:name="Table2" table:style-name="Table2">
          <table:table-column table:style-name="Table2.A"/>
          <table:table-column table:style-name="Table2.B"/>
          <table:table-column table:style-name="Table2.C"/>
          <table:table-row>
            <table:table-cell table:style-name="Table2.A1" office:value-type="string">
              <text:p text:style-name="Table_20_Contents">Department of CS &amp; E, BMSIT</text:p>
            </table:table-cell>
            <table:table-cell table:style-name="Table2.A1" office:value-type="string">
              <text:p text:style-name="MP2"><text:page-number text:select-page="current">46</text:page-number></text:p>
            </table:table-cell>
            <table:table-cell table:style-name="Table2.A1" office:value-type="string">
              <text:p text:style-name="MP3">2013-14</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8T16:27:54.601110568</meta:creation-date>
    <dc:date>2014-05-09T22:03:40.205524860</dc:date>
    <meta:editing-duration>PT2H29M6S</meta:editing-duration>
    <meta:editing-cycles>44</meta:editing-cycles>
    <meta:generator>LibreOffice/4.2.3.3$Linux_X86_64 LibreOffice_project/420m0$Build-3</meta:generator>
    <meta:document-statistic meta:table-count="1" meta:image-count="0" meta:object-count="0" meta:page-count="15" meta:paragraph-count="371" meta:word-count="2237" meta:character-count="17630" meta:non-whitespace-character-count="14454"/>
  </office:meta>
</office:document-meta>
</file>